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152852" officeooo:paragraph-rsid="00152852"/>
    </style:style>
    <style:style style:name="P2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153382" officeooo:paragraph-rsid="00153382"/>
    </style:style>
    <style:style style:name="P3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153382"/>
    </style:style>
    <style:style style:name="P4" style:family="paragraph" style:parent-style-name="List_20_Paragraph" style:list-style-name="WWNum2">
      <style:paragraph-properties fo:margin-left="0cm" fo:margin-right="0cm" fo:text-indent="0cm" style:auto-text-indent="false"/>
      <style:text-properties fo:font-size="12pt" fo:font-weight="normal" officeooo:rsid="00161f32" officeooo:paragraph-rsid="00161f32" style:font-size-asian="12pt" style:font-weight-asian="normal" style:font-size-complex="12pt" style:font-weight-complex="normal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161f32" officeooo:paragraph-rsid="00161f32" style:font-size-asian="12pt" style:font-weight-asian="normal" style:font-size-complex="12pt" style:font-weight-complex="normal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161f32" officeooo:paragraph-rsid="001636f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weight="normal" officeooo:rsid="001a0297" officeooo:paragraph-rsid="001a0297" style:font-weight-asian="normal" style:font-weight-complex="normal"/>
    </style:style>
    <style:style style:name="P10" style:family="paragraph" style:parent-style-name="Standard">
      <style:text-properties officeooo:rsid="001a2a29" officeooo:paragraph-rsid="001a2a29"/>
    </style:style>
    <style:style style:name="P11" style:family="paragraph" style:parent-style-name="Standard">
      <style:text-properties officeooo:rsid="001a2a29" officeooo:paragraph-rsid="001b931d"/>
    </style:style>
    <style:style style:name="P12" style:family="paragraph" style:parent-style-name="Standard">
      <style:text-properties officeooo:rsid="001ba82b" officeooo:paragraph-rsid="001ba82b"/>
    </style:style>
    <style:style style:name="P13" style:family="paragraph" style:parent-style-name="Standard">
      <style:text-properties officeooo:rsid="001ba9db" officeooo:paragraph-rsid="001ba9db"/>
    </style:style>
    <style:style style:name="P14" style:family="paragraph" style:parent-style-name="Standard">
      <style:text-properties style:text-underline-style="solid" style:text-underline-width="auto" style:text-underline-color="font-color" officeooo:rsid="001ba9db" officeooo:paragraph-rsid="001ba9db"/>
    </style:style>
    <style:style style:name="P15" style:family="paragraph" style:parent-style-name="Standard">
      <style:text-properties style:text-underline-style="none" officeooo:rsid="001ba9db" officeooo:paragraph-rsid="001ba9db"/>
    </style:style>
    <style:style style:name="P16" style:family="paragraph" style:parent-style-name="Standard">
      <style:text-properties style:text-underline-style="none" fo:font-weight="normal" officeooo:rsid="001a0297" officeooo:paragraph-rsid="001ba9db" style:font-weight-asian="normal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333da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ba9db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53382" style:font-size-asian="12pt" style:font-size-complex="12pt"/>
    </style:style>
    <style:style style:name="T7" style:family="text">
      <style:text-properties officeooo:rsid="001636f7"/>
    </style:style>
    <style:style style:name="T8" style:family="text">
      <style:text-properties officeooo:rsid="0017a47c"/>
    </style:style>
    <style:style style:name="T9" style:family="text">
      <style:text-properties officeooo:rsid="0018862b"/>
    </style:style>
    <style:style style:name="T10" style:family="text">
      <style:text-properties officeooo:rsid="001a2a29"/>
    </style:style>
    <style:style style:name="T11" style:family="text">
      <style:text-properties officeooo:rsid="001b931d"/>
    </style:style>
    <style:style style:name="T1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Tarea para FOL0</text:span><text:span text:style-name="T2">3</text:span></text:p>
      <text:p text:style-name="P7"/>
      <text:p text:style-name="Standard"><text:span text:style-name="T3">Actividad 1</text:span></text:p>
      <text:list xml:id="list1925815926" text:style-name="WWNum1">
        <text:list-header>
          <text:p text:style-name="P1"><text:span text:style-name="T5">a. No existe relacion laboral. Enrique está ayudando a su amigo sin recibir un salario.</text:span></text:p>
          <text:p text:style-name="P1"><text:span text:style-name="T5">b. No existe relacion laboral al tratarse de prácticas pertenecientes a un módulo de formación profesional.</text:span></text:p>
          <text:p text:style-name="P1"><text:span text:style-name="T5">c. </text:span><text:span text:style-name="T6">En este caso no existe relacion laboral altratarse David de un trabajador autonomo.</text:span></text:p>
          <text:p text:style-name="P2"><text:span text:style-name="T5">d. Si que existe relacion laboras al trabajar Alex para una empresa.</text:span></text:p>
          <text:p text:style-name="P3"><text:span text:style-name="T6">e. No existe relacion laboral por no ser un trabajo remunerado.</text:span></text:p>
        </text:list-header>
      </text:list>
      <text:p text:style-name="Standard"><text:span text:style-name="T3"/></text:p>
      <text:p text:style-name="Standard"><text:span text:style-name="T3">Actividad 2</text:span></text:p>
      <text:list xml:id="list1603812314" text:style-name="WWNum2">
        <text:list-header>
          <text:p text:style-name="P4">a. Teniendo en cuenta que el salario minimo interprofesional indicado (950€) y salario según el Convenio Colectivo (1250€) sean impoertes brutos, Juan Carlos deberá cobrar los 1300€ mensuales por ser un importe superior al indicado en el Convenio Colectivo.</text:p>
        </text:list-header>
      </text:list>
      <text:p text:style-name="P5"/>
      <text:p text:style-name="P6">b. <text:span text:style-name="T8">El nuevo encargado puede realizar la modificacion del tiempo de descanso a 15 minutos por causas productivas, siempre que lo notifique a los trabajadores con 30 días de antelacion y siempre que se respete el descanso minimo de 15 minutos en las jornadas continuas de más de 6 horas.</text:span></text:p>
      <text:p text:style-name="P6"/>
      <text:p text:style-name="P6"><text:span text:style-name="T7">c. </text:span><text:span text:style-name="T9">Creo que el juez resolvería a 30 días naturales, ya que es lo que indica el Estatuto de los trabajadores.</text:span></text:p>
      <text:p text:style-name="P6"/>
      <text:p text:style-name="P6"><text:span text:style-name="T7">d. Irene deberia disfrutar de 15 días. </text:span><text:span text:style-name="T8">Si en el convenio se marcan 10 días, se está contradiciendo al Real Decreto que marca 15 días. </text:span><text:span text:style-name="T9">Siempre se aplica la norma que beneficie al trabajador.</text:span></text:p>
      <text:p text:style-name="P8"/>
      <text:p text:style-name="Standard"><text:span text:style-name="T3">Actividad 3</text:span></text:p>
      <text:p text:style-name="P9"><text:span text:style-name="T5">a. La sancion no es correcta. Para poder aplicarla para una falta leve, tendría que haber faltado tres veces en un mes, no dos como en este caso.</text:span></text:p>
      <text:p text:style-name="P9"><text:span text:style-name="T5">b. En este caso estamos hablando de una falta grave. Para este tipo de falta no está contemplado el despido en el convenio. </text:span></text:p>
      <text:p text:style-name="P9"><text:span text:style-name="T5">c. No se contempla en el convenio la posibilidad de sancionar con una cantidad de dinero determinada.-</text:span></text:p>
      <text:p text:style-name="P9"><text:span text:style-name="T5">d. La sancion es correcta. En este caso es una falta muy grave y el convenio determina la perdida temporal o definitiva de la categoria profesional.</text:span></text:p>
      <text:p text:style-name="P9"><text:span text:style-name="T5"/></text:p>
      <text:p text:style-name="P9"><text:soft-page-break/><text:span text:style-name="T5"/></text:p>
      <text:p text:style-name="P9"><text:span text:style-name="T3">Actividad 4</text:span></text:p>
      <text:p text:style-name="P10">Calculamos la parte preoporcional de las pagas extra:</text:p>
      <text:p text:style-name="P10">1350 x 2 / 12 = 225</text:p>
      <text:p text:style-name="P10">Base de cotizacion <text:span text:style-name="T11">por contingencias comunes</text:span>:</text:p>
      <text:p text:style-name="P10">Base = Salario base + Plus voluntario + Parte prop. Extra</text:p>
      <text:p text:style-name="P10">Base = 1350 + 250 <text:s/>+ 225 = <text:span text:style-name="T11">1825</text:span>€</text:p>
      <text:p text:style-name="P10"/>
      <text:p text:style-name="P11">Base de cotizacion <text:span text:style-name="T11">por contingencias profesionales</text:span>:</text:p>
      <text:p text:style-name="P11">Base = Salario base + Plus voluntario + Horas extra + Parte prop. Extra</text:p>
      <text:p text:style-name="P11">Base = 1350 + 250 + 178 + 225 = 2003€</text:p>
      <text:p text:style-name="P10"/>
      <text:p text:style-name="P12">El total devengado será 2003€</text:p>
      <text:p text:style-name="P12"/>
      <text:p text:style-name="P12">Para las deducciones tenemos:</text:p>
      <text:p text:style-name="P12">- Contingencias Comunes 4,7% = 1825 x 4,7 / 100 = 85,78€</text:p>
      <text:p text:style-name="P12">- Desempleo 1,6% = 2003 x 1,6 / 100 = 32,05€</text:p>
      <text:p text:style-name="P12">- Formacion profesional 0,1% = 2003 x 0,1 / 100 = 2€</text:p>
      <text:p text:style-name="P12">- Horas extra no estructurales 4,7% = 178 x 4,7 / 100 = <text:s/>8,37€</text:p>
      <text:p text:style-name="P12">- IRPF 8% = 2003 x 8 / 100 = 160,64€</text:p>
      <text:p text:style-name="P12">Total a deducir = 288,84€</text:p>
      <text:p text:style-name="P10"/>
      <text:p text:style-name="P13">Total a percibir = Total devengado - P<text:span text:style-name="T10">arte prop. Extra – </text:span>Total a deducir</text:p>
      <text:p text:style-name="P14">Total a percibir = 2003 – 225 – 288,84 = 1489,16€</text:p>
      <text:p text:style-name="P15"/>
      <text:p text:style-name="P16"><text:span text:style-name="T3">Actividad </text:span><text:span text:style-name="T4">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10</meta:editing-cycles>
    <meta:creation-date>2020-11-04T08:48:00</meta:creation-date>
    <dc:date>2020-12-06T21:08:47.872871594</dc:date>
    <meta:editing-duration>PT4H32M55S</meta:editing-duration>
    <meta:generator>LibreOffice/7.0.3.1$Linux_X86_64 LibreOffice_project/00$Build-1</meta:generator>
    <meta:document-statistic meta:table-count="0" meta:image-count="0" meta:object-count="0" meta:page-count="2" meta:paragraph-count="37" meta:word-count="487" meta:character-count="2659" meta:non-whitespace-character-count="22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